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9A800000DB43522016B.jpg"/>
  <manifest:file-entry manifest:media-type="image/jpeg" manifest:full-path="Pictures/10000000000009A800000DB48399A104.jpg"/>
  <manifest:file-entry manifest:media-type="image/jpeg" manifest:full-path="Pictures/10000000000009A800000DB4920CF0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Raleway1" svg:font-family="Raleway" style:font-family-generic="swiss" style:font-pitch="variable"/>
    <style:font-face style:name="Raleway" svg:font-family="Raleway"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color="#17255f" fo:font-size="11pt"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Standard">
      <style:paragraph-properties fo:margin-top="0cm" fo:margin-bottom="0.199cm" fo:line-height="150%" fo:text-align="justify" style:justify-single-word="false" fo:background-color="transparent" style:shadow="none">
        <style:tab-stops/>
        <style:background-image/>
      </style:paragraph-properties>
      <style:text-properties fo:color="#3c3c3c" style:font-name="Raleway" fo:font-style="normal" fo:font-weight="normal"/>
    </style:style>
    <style:style style:name="P4" style:family="paragraph" style:parent-style-name="Standard" style:master-page-name="">
      <style:paragraph-properties fo:margin-top="0cm" fo:margin-bottom="0.199cm" fo:line-height="150%" fo:text-align="justify" style:justify-single-word="false" style:page-number="auto" fo:background-color="transparent" style:shadow="none">
        <style:tab-stops/>
        <style:background-image/>
      </style:paragraph-properties>
      <style:text-properties fo:color="#3c3c3c" style:font-name="Raleway" fo:font-style="normal" fo:font-weight="normal"/>
    </style:style>
    <style:style style:name="P5" style:family="paragraph" style:parent-style-name="Frame_20_contents">
      <style:paragraph-properties fo:text-align="center" style:justify-single-word="false"/>
      <style:text-properties fo:color="#17255f" style:font-name="Raleway1" fo:font-size="30pt" fo:font-weight="normal" style:font-size-asian="30pt" style:font-weight-asian="normal" style:font-size-complex="30pt" style:font-weight-complex="normal"/>
    </style:style>
    <style:style style:name="P6" style:family="paragraph" style:parent-style-name="Frame_20_contents">
      <style:paragraph-properties fo:text-align="center" style:justify-single-word="false"/>
      <style:text-properties fo:color="#17255f" style:font-name="Raleway1" fo:font-size="11pt" fo:font-weight="normal" style:font-size-asian="11pt" style:font-weight-asian="normal" style:font-size-complex="11pt" style:font-weight-complex="normal"/>
    </style:style>
    <style:style style:name="P7" style:family="paragraph" style:parent-style-name="Frame_20_contents">
      <style:paragraph-properties fo:text-align="center" style:justify-single-word="false"/>
      <style:text-properties fo:color="#17255f" style:font-name="Raleway1" fo:font-size="11pt" fo:font-weight="bold" style:font-size-asian="11pt" style:font-weight-asian="bold" style:font-size-complex="11pt" style:font-weight-complex="bold"/>
    </style:style>
    <style:style style:name="P8" style:family="paragraph" style:parent-style-name="Frame_20_contents">
      <style:paragraph-properties fo:text-align="center" style:justify-single-word="false"/>
      <style:text-properties fo:color="#008cd3" style:font-name="Raleway1" fo:font-size="26pt" fo:font-weight="normal" style:font-size-asian="26pt" style:font-weight-asian="normal" style:font-size-complex="26pt" style:font-weight-complex="normal"/>
    </style:style>
    <style:style style:name="P9" style:family="paragraph" style:parent-style-name="Standard" style:master-page-name="Footnote">
      <style:paragraph-properties fo:margin-top="0cm" fo:margin-bottom="0.199cm" fo:line-height="150%" fo:text-align="justify" style:justify-single-word="false" style:page-number="auto" fo:background-color="transparent" style:shadow="none">
        <style:tab-stops/>
        <style:background-image/>
      </style:paragraph-properties>
      <style:text-properties fo:color="#3c3c3c" style:font-name="Raleway" fo:font-style="normal" fo:font-weight="normal"/>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Cornice1" text:anchor-type="paragraph" svg:y="0.243cm" svg:width="10.843cm" draw:z-index="0"><draw:text-box fo:min-height="0.79cm"><text:p text:style-name="P5">TITOLO della PUBBLICAZIONE</text:p></draw:text-box></draw:frame></text:p>
      <text:p text:style-name="P3"/>
      <text:p text:style-name="P3"/>
      <text:p text:style-name="P3"><draw:frame draw:style-name="fr1" draw:name="Cornice2" text:anchor-type="paragraph" svg:y="0.236cm" svg:width="10.843cm" draw:z-index="0"><draw:text-box fo:min-height="0.79cm"><text:p text:style-name="P8">- Sottotitolo -</text:p></draw:text-box></draw:frame></text:p>
      <text:p text:style-name="P3"/>
      <text:p text:style-name="P3"/>
      <text:p text:style-name="P3"/>
      <text:p text:style-name="P3"/>
      <text:p text:style-name="P3"/>
      <text:p text:style-name="P3"/>
      <text:p text:style-name="P3">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text:p>
      <text:p text:style-name="P3">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draw:frame draw:style-name="fr2" draw:name="Cornice3" text:anchor-type="paragraph" svg:x="0.748cm" svg:y="23.137cm" svg:width="19.505cm" draw:z-index="0"><draw:text-box fo:min-height="1.076cm"><text:p text:style-name="P7">Gestionale Open Srl</text:p><text:p text:style-name="P6">Via Marconi, 57 - <text:s/>24020 Ranica (BG)</text:p><text:p text:style-name="P6">Codice Fiscale: 03477440964 Partita I.V.A.: 03477440964</text:p><text:p text:style-name="P6">Web: <text:a xlink:type="simple" xlink:href="http://www.gestionaleopen.org/" text:style-name="Internet_20_link" text:visited-style-name="Visited_20_Internet_20_Link">www.gestionaleopen.org</text:a> - Email:<text:a xlink:type="simple" xlink:href="mailto:commercialei@gestionaleopen.org" text:style-name="Internet_20_link" text:visited-style-name="Visited_20_Internet_20_Link">commerciale@gestionaleopen.org</text:a></text:p><text:p text:style-name="P6">Tel.: +39.035.0521150 <text:s/>- <text:s/>Fax: +39.035.0060137</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Raleway1" svg:font-family="Raleway" style:font-family-generic="swiss" style:font-pitch="variable"/>
    <style:font-face style:name="Raleway" svg:font-family="Raleway"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Raleway"/>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17255f" fo:font-size="11pt"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000000009A800000DB43522016B.jp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top="1.79cm" fo:padding-bottom="2cm" fo:padding-left="2.3cm" fo:padding-right="2.3cm" style:shadow="none" fo:background-color="transparent" style:writing-mode="lr-tb" style:footnote-max-height="0cm">
        <style:background-image xlink:href="Pictures/10000000000009A800000DB48399A104.jp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9A800000DB4920CF0B2.jpg" xlink:type="simple" xlink:actuate="onLoad" style:repeat="stretch"/>
        <style:columns fo:column-count="1" fo:column-gap="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9A800000DB4920CF0B2.jpg" xlink:type="simple" xlink:actuate="onLoad" style:repeat="stretch"/>
        <style:footnote-sep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header>
        <text:p text:style-name="MP1">TITOLO della PUBBLICAZIONE</text:p>
      </style:header>
      <style:footer>
        <text:p text:style-name="MP2">Pagina <text:page-number text:select-page="current"/>/<text:page-count>0</text:page-count></text:p>
      </style:footer>
    </style:master-page>
    <style:master-page style:name="Endnote" style:page-layout-name="Mpm3"/>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9T17:53:34.90</meta:creation-date>
    <dc:title>Gestionale_Open</dc:title>
    <meta:editing-duration>P0D</meta:editing-duration>
    <meta:editing-cycles>1</meta:editing-cycles>
    <meta:generator>OpenOffice/4.1.0$Win32 OpenOffice.org_project/410m18$Build-9764</meta:generator>
    <meta:document-statistic meta:table-count="0" meta:image-count="0" meta:object-count="0" meta:paragraph-count="11" meta:word-count="165" meta:character-count="1163"/>
    <meta:template xlink:type="simple" xlink:actuate="onRequest" xlink:title="Gestionale_Open" xlink:href="../../../../OpenOffice/4/user/template/Gestionale_Open.ott" meta:date="2014-07-29T17:53:34.90"/>
  </office:meta>
</office:document-meta>
</file>